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Console.waitForFrameworkTo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Console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Console.async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lConsole.setBundleContext( BundleContext bundl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sole.frameworkEvent( Framework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Console.isCreateLocalShe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sole.getMai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sole.setMainService( MainService mai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sole.setShell( Shell she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sole.run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LocalConsole.setCreateLocalShell( boolean createLocalShe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sole.getShe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sole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calConsole.getBund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